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Normal" style:family="paragraph">
      <style:paragraph-properties fo:margin-left="0.4895in">
        <style:tab-stops/>
      </style:paragraph-properties>
    </style:style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Normal" style:family="paragraph">
      <style:paragraph-properties fo:margin-left="0.4895in">
        <style:tab-stops/>
      </style:paragraph-properties>
    </style:style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Normal" style:family="paragraph">
      <style:paragraph-properties fo:text-indent="0.4895in"/>
    </style:style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/>
    <style:style style:name="P34" style:parent-style-name="ListParagraph" style:list-style-name="LFO1" style:family="paragraph"/>
    <style:style style:name="P35" style:parent-style-name="ListParagraph" style:list-style-name="LFO1" style:family="paragraph"/>
    <style:style style:name="P36" style:parent-style-name="Normal" style:family="paragraph">
      <style:paragraph-properties fo:margin-left="0.4895in">
        <style:tab-stops/>
      </style:paragraph-properties>
    </style:style>
  </office:automatic-styles>
  <office:body>
    <office:text text:use-soft-page-breaks="true">
      <text:p text:style-name="P1">Idées de jeux pouvant servir lors des LANs :</text:p>
      <text:p text:style-name="Normal"><text:tab/><text:span text:style-name="Strong">RTS :</text:span></text:p>
      <text:list text:style-name="LFO1" text:continue-numbering="true">
        <text:list-item>
          <text:p text:style-name="P2">Starcraft</text:p>
        </text:list-item>
        <text:list-item>
          <text:p text:style-name="P3">Dawn of war</text:p>
        </text:list-item>
        <text:list-item>
          <text:p text:style-name="P4">Age of empire</text:p>
        </text:list-item>
        <text:list-item>
          <text:p text:style-name="P5">Supreme commander</text:p>
        </text:list-item>
        <text:list-item>
          <text:p text:style-name="P6">Empire earth</text:p>
        </text:list-item>
        <text:list-item>
          <text:p text:style-name="P7">C&amp;C</text:p>
        </text:list-item>
        <text:list-item>
          <text:p text:style-name="P8">Shogun</text:p>
        </text:list-item>
        <text:list-item>
          <text:p text:style-name="P9">* Total war</text:p>
        </text:list-item>
        <text:list-item>
          <text:p text:style-name="P10">Blood bowl</text:p>
        </text:list-item>
      </text:list>
      <text:p text:style-name="Normal"/>
      <text:p text:style-name="P11"><text:span text:style-name="Strong">FPS :</text:span></text:p>
      <text:list text:style-name="LFO1" text:continue-numbering="true">
        <text:list-item>
          <text:p text:style-name="P12">Battlefield</text:p>
        </text:list-item>
        <text:list-item>
          <text:p text:style-name="P13">Call of duty</text:p>
        </text:list-item>
        <text:list-item>
          <text:p text:style-name="P14">Unreal tournament</text:p>
        </text:list-item>
        <text:list-item>
          <text:p text:style-name="P15">Quake 3 et dérivés</text:p>
        </text:list-item>
        <text:list-item>
          <text:p text:style-name="P16">CS</text:p>
        </text:list-item>
        <text:list-item>
          <text:p text:style-name="P17">Gears of war</text:p>
        </text:list-item>
        <text:list-item>
          <text:p text:style-name="P18">Left for dead</text:p>
        </text:list-item>
        <text:list-item>
          <text:p text:style-name="P19">Killing floor</text:p>
        </text:list-item>
        <text:list-item>
          <text:p text:style-name="P20">Borderlands</text:p>
        </text:list-item>
        <text:list-item>
          <text:p text:style-name="P21">Team fortress 2 (gratuit)</text:p>
        </text:list-item>
      </text:list>
      <text:p text:style-name="Normal"/>
      <text:p text:style-name="P22"><text:span text:style-name="Strong">Course auto :</text:span></text:p>
      <text:list text:style-name="LFO1" text:continue-numbering="true">
        <text:list-item>
          <text:p text:style-name="P23">Blur</text:p>
        </text:list-item>
        <text:list-item>
          <text:p text:style-name="P24">Split second</text:p>
        </text:list-item>
        <text:list-item>
          <text:p text:style-name="P25">Need for speed</text:p>
        </text:list-item>
        <text:list-item>
          <text:p text:style-name="P26">Flat out</text:p>
        </text:list-item>
        <text:list-item>
          <text:p text:style-name="P27">Trackmania</text:p>
        </text:list-item>
      </text:list>
      <text:p text:style-name="Normal"/>
      <text:soft-page-break/>
      <text:p text:style-name="P28"><text:span text:style-name="Strong">Autre</text:span><text:span text:style-name="Strong">s</text:span><text:span text:style-name="Strong"> :</text:span></text:p>
      <text:list text:style-name="LFO1" text:continue-numbering="true">
        <text:list-item>
          <text:p text:style-name="P29">GTA</text:p>
        </text:list-item>
        <text:list-item>
          <text:p text:style-name="P30">Sins of a solar empire</text:p>
        </text:list-item>
        <text:list-item>
          <text:p text:style-name="P31">Diablo</text:p>
        </text:list-item>
        <text:list-item>
          <text:p text:style-name="P32">Titan quest</text:p>
        </text:list-item>
        <text:list-item>
          <text:p text:style-name="P33">Warcraft 3</text:p>
        </text:list-item>
        <text:list-item>
          <text:p text:style-name="P34">Worms</text:p>
        </text:list-item>
        <text:list-item>
          <text:p text:style-name="P35">Spellforce</text:p>
        </text:list-item>
      </text:list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5A5A5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in DENAUX</meta:initial-creator>
    <dc:creator>Robin DENAUX</dc:creator>
    <meta:creation-date>2012-11-17T09:10:00Z</meta:creation-date>
    <dc:date>2012-11-17T10:00:00Z</dc:date>
    <meta:template xlink:href="Normal" xlink:type="simple"/>
    <meta:editing-cycles>3</meta:editing-cycles>
    <meta:editing-duration>PT3000S</meta:editing-duration>
    <meta:document-statistic meta:page-count="2" meta:paragraph-count="1" meta:word-count="70" meta:character-count="456" meta:row-count="3" meta:non-whitespace-character-count="387"/>
  </office:meta>
</office:document-meta>
</file>